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8.1264in" svg:y="2.361in">
            <draw:object draw:notify-on-update-of-ranges="Sheet1.F14:Sheet1.F19 Sheet1.G13:Sheet1.G13 Sheet1.G14:Sheet1.G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{-1=3191, 1=3112, -3=1584, 3=1495, -5=330, 5=288}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mount</text:p>
          </table:table-cell>
          <table:table-cell table:number-columns-repeated="2"/>
          <table:table-cell office:value-type="string" calcext:value-type="string">
            <text:p>Amou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in -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in -3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in -1</text:p>
          </table:table-cell>
          <table:table-cell office:value-type="float" office:value="3191" calcext:value-type="float">
            <text:p>319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in 1</text:p>
          </table:table-cell>
          <table:table-cell office:value-type="float" office:value="3112" calcext:value-type="float">
            <text:p>31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in 3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in 5</text:p>
          </table:table-cell>
          <table:table-cell office:value-type="float" office:value="288" calcext:value-type="float">
            <text:p>2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6T18:37:04.401386574</meta:creation-date>
    <dc:date>2023-04-23T14:08:46.084223794</dc:date>
    <meta:editing-duration>P1DT2H47M44S</meta:editing-duration>
    <meta:editing-cycles>3</meta:editing-cycles>
    <meta:generator>LibreOffice/7.5.2.2$Linux_X86_64 LibreOffice_project/50$Build-2</meta:generator>
    <meta:document-statistic meta:table-count="1" meta:cell-count="1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54cm" svg:y="4.201cm" style:legend-expansion="high" chart:style-name="ch2"/>
        <chart:plot-area chart:style-name="ch3" table:cell-range-address="Sheet1.F13:Sheet1.G19" chart:data-source-has-labels="both" svg:x="0.32cm" svg:y="0.18cm" svg:width="13.414cm" svg:height="8.64cm">
          <chart:coordinate-region svg:x="1.312cm" svg:y="0.379cm" svg:width="12.422cm" svg:height="7.794cm"/>
          <chart:axis chart:dimension="x" chart:name="primary-x" chart:style-name="ch4" chartooo:axis-type="auto">
            <chartooo:date-scale/>
            <chart:categories table:cell-range-address="Sheet1.F14:Sheet1.F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14:Sheet1.G19" chart:label-cell-address="Sheet1.G13:Sheet1.G13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ount</text:p>
                <draw:g>
                  <svg:desc>Sheet1.G13:Sheet1.G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n -5</text:p>
                <draw:g>
                  <svg:desc>Sheet1.F14:Sheet1.F19</svg:desc>
                </draw:g>
              </table:table-cell>
              <table:table-cell office:value-type="float" office:value="330">
                <text:p>330</text:p>
                <draw:g>
                  <svg:desc>Sheet1.G14:Sheet1.G19</svg:desc>
                </draw:g>
              </table:table-cell>
            </table:table-row>
            <table:table-row>
              <table:table-cell office:value-type="string">
                <text:p>Bin -3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Bin -1</text:p>
              </table:table-cell>
              <table:table-cell office:value-type="float" office:value="3191">
                <text:p>3191</text:p>
              </table:table-cell>
            </table:table-row>
            <table:table-row>
              <table:table-cell office:value-type="string">
                <text:p>Bin 1</text:p>
              </table:table-cell>
              <table:table-cell office:value-type="float" office:value="3112">
                <text:p>3112</text:p>
              </table:table-cell>
            </table:table-row>
            <table:table-row>
              <table:table-cell office:value-type="string">
                <text:p>Bin 3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Bin 5</text:p>
              </table:table-cell>
              <table:table-cell office:value-type="float" office:value="288">
                <text:p>2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